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Heading_20_3"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54196115705151346" text:style-name="L1">
        <text:list-item>
          <text:list>
            <text:list-item>
              <text:list>
                <text:list-item>
                  <text:h text:style-name="P2" text:outline-level="3">3.1.3 Implementation /Fahrerunterlagen </text:h>
                </text:list-item>
              </text:list>
            </text:list-item>
          </text:list>
        </text:list-item>
        <text:list-item>
          <text:p text:style-name="P1">Umfang</text:p>
          <text:p text:style-name="P1">Die Implementation des Prototypen beschränkt sich auf die Fahrersicht und exemplarisch zwei Fahrerunterlagen, Fundzettel und Verspätunsmeldung. Für diese steht die volle Funktionalität zur Verfügung.</text:p>
        </text:list-item>
        <text:list-item>
          <text:p text:style-name="P1">Funktionalitäten</text:p>
          <text:p text:style-name="P1">Die folgenden Funktionalitäten wurden implementiert:</text:p>
          <text:list>
            <text:list-item>
              <text:p text:style-name="P1">Entwurf</text:p>
              <text:p text:style-name="P1">Das Anlegen, Bearbeiten, Speichern und Löschen von Entwürfen. Über das Menü Fahrerunterlagen/Erstellen werden diese Funktionalitäten erreicht.</text:p>
              <text:p text:style-name="P1">Auf der Startseite muss ein Unterlagentyp aus der Seitennavigation gewählt werden. Durch die Auswahl wird der Nutzer auf eine Übersichtsansicht aller bereits bestehenden Entwürfe weiter geleitet.</text:p>
              <text:list>
                <text:list-item>
                  <text:p text:style-name="P1">Neuen Entwurf</text:p>
                  <text:p text:style-name="P1">Ein neuer Entwurf kann angelegt werden indem auf der Übersichtseite das letzte Objekt mit der Aufschrift 'NEU' gewählt wird. Der Nutzer wird dann an das Eingabeformular für die entsprechende Fahrerunterlage weitergeleitet. Das Feld Personalnummer wird automatisch vor ausgefüllt, kann aber beareitet werden.</text:p>
                </text:list-item>
                <text:list-item>
                  <text:p text:style-name="P1">Entwurf bearbeiten</text:p>
                  <text:p text:style-name="P1">Ein Entwurf kann bearbeitet werden indem auf der Übersichtsseite das entsprechende Objekt gewählt wird. Der Nutzer wird dann an das Eingabeformular weitergeleitet, in dem die Daten des gewählten Entwurfs angezeigt und geändert werden können.</text:p>
                </text:list-item>
                <text:list-item>
                  <text:p text:style-name="P1">Entwurf löschen</text:p>
                  <text:p text:style-name="P1">Ein Entwurf kann gelöscht werden indem auf der Übersichtsseite das entsprechende Objekt gewählt wird. Der Nutzer wird dann auf das Eingabeformular weitergeleitet, indem die Daten des gewählten Objekts angezeigt werden. Durch klicken des Buttons 'löschen' wird der Entwurf gelöscht.</text:p>
                </text:list-item>
                <text:list-item>
                  <text:p text:style-name="P1">Speichern</text:p>
                  <text:p text:style-name="P1">Ein Entwurf kann gespeichert werden wenn sich der Nutzer auf der Seite des Eingabeformulars befindet und dort den Button 'speichern' wählt. Hierbei muss ein Titel eingegeben sein. Es steht dem Nutzer frei, welche und wie viele weiter Eingaben gemacht werden, werden jedoch Werteingaben gemacht so werden dieses beim Speichern auf Korrektheit validiert.</text:p>
                </text:list-item>
                <text:list-item>
                  <text:p text:style-name="P1">Einreichen</text:p>
                  <text:p text:style-name="P1">Ein Entwurf kann eingereicht werden wenn sich der Nutzer auf der Seite des Eingabeformulars befindet und dort den Button 'einreichen' wählt. Hierbei müssen alle Werte vollständig und korrekt eingegeben sein.</text:p>
                </text:list-item>
                <text:list-item>
                  <text:p text:style-name="P1">Abbrechen</text:p>
                  <text:p text:style-name="P1">Das Bearbeiten oder Einsehen eines Entwurfs kann durch den Button 'abbrechen' abgebrochen werden. Der Nutzer wird dann auf die Übersichtsseite zurück geleitet.</text:p>
                </text:list-item>
              </text:list>
            </text:list-item>
            <text:list-item>
              <text:p text:style-name="P1">Einreichung</text:p>
              <text:p text:style-name="P1"><text:soft-page-break/>Einsehen, Ändern, neu Einreichen und Löschen einer Einreichung. Über das Menü Fahrerunterlagen/Einreichungen werden diese Funktionalitäten erreicht.</text:p>
              <text:p text:style-name="P1">Auf der Startseite muss ein Unterlagentyp aus der Seitennavigation gewählt werden. Durch die Auswahl wird der Nutzer auf eine Übersichtsansicht aller bereits bestehenden Einreichungen weiter geleitet.</text:p>
              <text:list>
                <text:list-item>
                  <text:p text:style-name="P1">Einsehen</text:p>
                  <text:p text:style-name="P1">Eine Einreichung kann eingesehen werden indem der Nutzer die gewünschte Einreichung auswählt. Die Einreichung wird dann im zugehörigen Formular geöffnet und die Daten angezeigt.</text:p>
                </text:list-item>
                <text:list-item>
                  <text:p text:style-name="P1">Ändern</text:p>
                  <text:p text:style-name="P1">Eine Einreichung kann bearbeitet werden indem der Nutzer die gewünschte Einreichung auswählt und insofern der Status der Fahrerunterlage eine Bearbeitung zulässt. Die Einreichung wird in der Detailansicht geöffnet und in Abhängigkeit vom Status ist ein Neueinreichen der Unterlage möglich. Die Daten können immer bearbeitet werden, die Änderungen werden jedoch nur übernommen, wenn der Button 'neu einreichen' eingeblendet ist und gewählt wird.</text:p>
                </text:list-item>
                <text:list-item>
                  <text:p text:style-name="P1">Löschen</text:p>
                  <text:p text:style-name="P1">Eine Einreichung kann gelöscht werden indem der Nutzer die gewünschte Einreichung auswählt und insofern der Status der Fahrerunterlage das Löschen zulässt.Die Einreichung wird in der Detailansicht geöffnet und in Abhängigkeit vom Status ist der Button 'löschen' verfügbar oder nicht.</text:p>
                </text:list-item>
              </text:list>
            </text:list-item>
          </text:list>
        </text:list-item>
        <text:list-item>
          <text:p text:style-name="P1">Implementierte Fahrerunterlagen</text:p>
          <text:list>
            <text:list-item>
              <text:p text:style-name="P1">Fundzettel</text:p>
              <text:p text:style-name="P1">Die Fahrerunterlage 'Fundzettel' wurde nach der Vorlage der originalen Druckversion implementiert. Es stehen alle Eingabefelder zur Verfügung die auf dem Original vorhanden sind. Bestimmte Felder werden in Abhängigkeit anderer Eingaben ein- oder ausgeblendet. Durch checken der Checkbox 'von Fahrgast gefunden' wird ein Adressteil für den Finder eingeblendet.</text:p>
              <text:list>
                <text:list-item>
                  <text:p text:style-name="P1">Validierung</text:p>
                  <text:p text:style-name="P1">Für die meisten Eingaben erfolgt eine Überprüfung auf Länge der Eingabe hin, nach min-Wert und max-Wert. Die Daten für die spezifischere Vorgaben gemacht wurden, werden genauer validiert.</text:p>
                  <text:list>
                    <text:list-item>
                      <text:p text:style-name="P1">Personalnummer</text:p>
                      <text:p text:style-name="P1">Muss mit 'p' oder 'P' beginnen, gefolgt von vier Ziffern.</text:p>
                    </text:list-item>
                    <text:list-item>
                      <text:p text:style-name="P1">Betriebsstelle</text:p>
                      <text:p text:style-name="P1">Muss mit 'b' oder 'B' beginnen, gefolgt von zwei Ziffern.</text:p>
                    </text:list-item>
                    <text:list-item>
                      <text:p text:style-name="P1">Wagennummer</text:p>
                      <text:p text:style-name="P1">Muss eine vierstellige, nicht negative Zahl sein.</text:p>
                    </text:list-item>
                  </text:list>
                  <text:p text:style-name="P1">Die Validierung erfolgt in Abhängigkeit von der gewählten Funktion (Speichern/Einreichen).</text:p>
                </text:list-item>
              </text:list>
            </text:list-item>
            <text:list-item>
              <text:p text:style-name="P1">Verspätungsmeldung</text:p>
              <text:p text:style-name="P1">Die Fahrerunterlage 'Verspätungsmeldung' wurde nach der Vorlage der originalen <text:soft-page-break/>Druckversion implementiert. Es stehen diejenigen Eingabefelder zur Verfügung die auf dem Original für Verspätungen relevant sind. Bestimmte Felder werden in Abhängigkeit anderer Eingaben ein- oder ausgeblendet. Durch checken der Checkbox 'wurde angeordnet' wird ein Bereich für den Namen des Anordnenden eingeblendet und die Angaben für nicht angeordnete Verspätungen ausgeblendet.</text:p>
              <text:list>
                <text:list-item>
                  <text:p text:style-name="P1">Validierung</text:p>
                  <text:p text:style-name="P1">Für die meisten Eingaben erfolgt eine Überprüfung auf Länge der Eingabe hin, nach min-Wert und max-Wert. Die Daten für die spezifischere Vorgaben gemacht wurden, werden genauer validiert.</text:p>
                  <text:list>
                    <text:list-item>
                      <text:p text:style-name="P1">Personalnummer</text:p>
                      <text:p text:style-name="P1">Muss mit 'p' oder 'P' beginnen, gefolgt von vier Ziffern.</text:p>
                    </text:list-item>
                    <text:list-item>
                      <text:p text:style-name="P1">Dienstnummer</text:p>
                      <text:p text:style-name="P1">Muss eine vierstellige, nicht negative Zahl sein.</text:p>
                    </text:list-item>
                    <text:list-item>
                      <text:p text:style-name="P1">Soll-Ist-Vergleich oder Diensttauschkonto</text:p>
                      <text:p text:style-name="P1">Es steht jeweils eine Checkbox für die beiden Optionen bereit, eine der Beiden muss gewählt werden. Das Checken einer der beiden Boxen schließt das Checken der anderen aus. Um die andere zu wählen, muss zuerst der Haken entfernt werden.</text:p>
                    </text:list-item>
                  </text:list>
                  <text:p text:style-name="P1">Die Validierung erfolgt in Abhängigkeit von der gewählten Funktion (Speichern/Einreichen).</text:p>
                </text:list-item>
              </text:list>
            </text:list-item>
          </text:list>
        </text:list-item>
        <text:list-item>
          <text:p text:style-name="P1">Internationalisierung und Fehlermeldungstexte</text:p>
          <text:p text:style-name="P1">Jegliche Textressourcen sind ausgelagert und werden über ein Resourcebundle angesprochen. Die in der View angezeigten Texte sind unter src/string-ressourcen/strings.properties zu finden. Angepasste und eigene Fehlermeldungen befinden sich unter src/string-ressourcen/messages_de.properties.</text:p>
          <text:p text:style-name="P1">Die Fehlermeldungen eigener Validatoren sind teilweise parametrisiert und reichen spezifische Werte die dem Eingabefeld in der view mitgegeben wurden an den Fehlermeldungstext wei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2T12:53:57.55</meta:creation-date>
    <dc:date>2018-07-12T15:03:47.21</dc:date>
    <meta:editing-duration>PT2H9M46S</meta:editing-duration>
    <meta:editing-cycles>8</meta:editing-cycles>
    <meta:generator>OpenOffice/4.1.3$Win32 OpenOffice.org_project/413m1$Build-9783</meta:generator>
    <meta:document-statistic meta:table-count="0" meta:image-count="0" meta:object-count="0" meta:page-count="3" meta:paragraph-count="55" meta:word-count="861" meta:character-count="6199"/>
  </office:meta>
</office:document-meta>
</file>